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22pt" style:font-size-asian="22pt" style:font-size-complex="22pt"/>
    </style:style>
    <style:style style:name="P3" style:family="paragraph" style:parent-style-name="Standard">
      <style:text-properties fo:font-size="16pt" style:font-size-asian="16pt" style:font-size-complex="16pt"/>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8pt" style:font-size-asian="18pt" style:font-size-complex="18pt"/>
    </style:style>
    <style:style style:name="P6" style:family="paragraph" style:parent-style-name="Standard" style:list-style-name="L1">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stfall</text:p>
      <text:p text:style-name="P3"/>
      <text:p text:style-name="P3">Nivå 2</text:p>
      <text:p text:style-name="P4"/>
      <text:p text:style-name="P4">Tanken med testet är att se till så att nivå 2 fungerar som tänkt.</text:p>
      <text:p text:style-name="P4"/>
      <text:p text:style-name="P5">Test instruktioner.</text:p>
      <text:p text:style-name="P1"/>
      <text:list xml:id="list8705802879404769640" text:style-name="L1">
        <text:list-item>
          <text:p text:style-name="P6">När spelet är startat, tryck på F12 för att aktivera Debug fusk.</text:p>
        </text:list-item>
        <text:list-item>
          <text:p text:style-name="P6">Start ett nytt spel på valfri svårighetsgrad.</text:p>
        </text:list-item>
        <text:list-item>
          <text:p text:style-name="P6">Tryck på Shift+1 för att bli "odödlig", shift+3 för att hoppa till nivå 2.</text:p>
        </text:list-item>
        <text:list-item>
          <text:p text:style-name="P6">Spela nu igenom nivå 2. Det ska komma 3 vågor med monster där 3 olika sorters monster ska finnas. Våg är är 10 monster, detta ökar med 10 per nivå.</text:p>
        </text:list-item>
        <text:list-item>
          <text:p text:style-name="P6">När alla monster har utplånats kommer bossen att spawnas.</text:p>
        </text:list-item>
        <text:list-item>
          <text:p text:style-name="P6">Bossen attackerar i 3 olika vågor, det kommer ett ljud och en mindre paus när vågorna byts, under den tiden ska spelaren inte kunna attackera och bossen ska inte kunna ta skada av resterande kulor. När en våg är avklarad kommer ett av bossens ögon att stängas, då ska det inte heller gå att skjuta på det ögat.</text:p>
        </text:list-item>
        <text:list-item>
          <text:p text:style-name="P6">När boss 2 är död kommer en "Win screen" att presenter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M55S</meta:editing-duration>
    <meta:editing-cycles>5</meta:editing-cycles>
    <meta:generator>OpenOffice/4.0.1$Win32 OpenOffice.org_project/401m5$Build-9714</meta:generator>
    <dc:date>2014-05-30T13:18:40.74</dc:date>
    <meta:document-statistic meta:table-count="0" meta:image-count="0" meta:object-count="0" meta:page-count="1" meta:paragraph-count="11" meta:word-count="167" meta:character-count="867"/>
    <meta:user-defined meta:name="Info 1"/>
    <meta:user-defined meta:name="Info 2"/>
    <meta:user-defined meta:name="Info 3"/>
    <meta:user-defined meta:name="Info 4"/>
  </office:meta>
</office:document-meta>
</file>